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0cff53" officeooo:paragraph-rsid="000cff53"/>
    </style:style>
    <style:style style:name="P2" style:family="paragraph" style:parent-style-name="Standard">
      <style:paragraph-properties fo:text-align="justify" style:justify-single-word="false"/>
      <style:text-properties officeooo:rsid="000cff53" officeooo:paragraph-rsid="000cff53"/>
    </style:style>
    <style:style style:name="P3" style:family="paragraph" style:parent-style-name="Standard">
      <style:paragraph-properties fo:text-align="center" style:justify-single-word="false"/>
      <style:text-properties fo:font-size="15pt" fo:font-weight="bold" officeooo:rsid="000cff53" officeooo:paragraph-rsid="000cff53"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ŞLIK</text:p>
      <text:p text:style-name="P1"><text:tab/></text:p>
      <text:p text:style-name="P2"><text:tab/>Artık lafın bittiği yerdeydi. Paketindeki son sigarayı da istemeye istemeye yaktı. Aslında bu işi mektupla halletmeyi de düşünmüştü fakat yakın arkadaşları bunun kabalık olacağını söyleyerek onu bu fikirden alıkoydular. Anlındaki teri sildi. Yutkunmaktan boğazı düğüm olmuştu. Bu işi bugün bitirmeliydi. Geriye dönüş yoktu.</text:p>
      <text:p text:style-name="P2"/>
      <text:p text:style-name="P2"><text:tab/>Onu cesaretlendirmesi için sigarasından bir duman alıp söze başladı. “Biliyorum, <text:s/>bu ikimiz için de zor. Hem de çok zor”. Kız her şeyi anlamış olacak ki gözyaşlarını tutamadı. Çay bahçesinin terasında bir tek onlar ve epeyce yaşlanmış olan tekir cinsinden bir kedi vardı. Kızın bu içli ağlayışı zamanla hıçkırık nöbetine ondan sonra ise gözleri dolu bir vaziyette ufka bakışa dönmüştü. Herkes her şeyin farkındaydı. Oğlan tekrar bir duman alıp söze girdi. “Ne yapsak da olmuyor, zorlamanın alemi yok. Birbirimize bunu yapmayalım”. Kız dayanamayıp masadan kalktı. Koluyla ağlamasını gizlemeye çalışıyordu. Güçlü görünmeye çalışmanın son demleriydi. </text:p>
      <text:p text:style-name="P2"/>
      <text:p text:style-name="P2"><text:tab/>Kız merdivenleri hızlı hızlı inip gözden kaçınca peşinden terasa en azından tekir cinsinden olan kedi kadar yaşlı olan garson geldi. Eskiden beri tanışıyor ve samimi oldukları hal ve hareketlerinden belli oluyordu. Durumu anlamış gibiydi, hiçbir şey söylememişti. </text:p>
      <text:p text:style-name="P2"/>
      <text:p text:style-name="P2"><text:tab/>Garson da gitti, orada olması için hiçbir sebep yoktu. Sadece tek kalıca gelen düşüncelere dalmıştı. Kül tablasında sigarası kendi kendine yanmış, artık içilmez bir hâl almıştı. Daldığı düşünceler onu dipsiz bir kuyu gibi içine çekiyordu. Ne kadar yalnız olduğunu düşündü. Bundan epey korkuyordu. Kül tablasının altına içtiği on beş çayın parasını iliştirdi. Oturduğu sandalyenin sırtına astığı paltosunu(Son yıllarda hep bu paltoyu giyiyordu) giydi. </text:p>
      <text:p text:style-name="P2"/>
      <text:p text:style-name="P2"><text:tab/>Merdivenleri inerken gerçek manasıyla aklından hiçbir şey geçmiyordu. Umarsızlaştığının farkındaydı ama bundan hoşnuttu. Kendini haklı görüyor gibiydi. Çıkmadan herkese sadece el selamıyla selam vererek oradan ayrıldı. Sokağın hemen başında ve çay bahçesine uzak bir mesafedeyken sigarasını masada unuttuğunu anımsadı. Yolun karşısındaki tekel bayinden <text:s text:c="2"/>hem sigara hem de atıştırmalık bir şeyler alabilirdi. Yaya geçidinin başına geldi, araçların durmasını bekliyordu. Uzun bir süre sonra açların azaldığı bir anda koştura koştura karşıya geçti. </text:p>
      <text:p text:style-name="P2"/>
      <text:p text:style-name="P2"><text:tab/>Artık bayinin önündeydi. İçeride yaşlıca bir kadın hararetli bir şekilde tartışıyor, etrafı yıkıp döküyordu. Her ne kadar korkmuş olsa da içeri girdi. Yaşlı kadının gözü dönmüş gibiydi. Amacı yürümesine yardım etmek olan değeneyi, ufacık dükkanın içinde dört dönüyordu. Ne dediğini anlamak çok güçtü. Farklı bir lisan konuşuyor olmalıydı. Biraz sonra kadının harareti azaldı, raftan birkaç şey alıp ücretini ödemeden orayı terk etti. Bayi sahibinin pek umurunda değil gibiydi. O da bu olayın üzerinde çok durmadan alacaklarını alıp çıktı. </text:p>
      <text:p text:style-name="P2"/>
      <text:p text:style-name="P2"><text:tab/>Etrafa alık gözlerle bakarken sahili gösteren tabela gözüne çarptı. Lise yıllarında okulu ekip sahildeki kayalıklarda ettiği sohbetler geldi aklına. Yine o kadar keyifli olmayacağının farkında olmasına rağmen yapacak daha iyi bir şeyinin de olmaması sebebiyle aynı o kayalıklara doğru yol aldı.</text:p>
      <text:p text:style-name="P2"/>
      <text:p text:style-name="P2"><text:tab/> Yol boyunca bayiden aldığı atıştırmalıklardan iki tanesini bitirmişti bile. Kayalıklara vardığında denizin kokusunu alamadığını fark etti. Bugün gerçekten üzüldüğü tek şey buydu. Kendini denizden gelen dalga seslerine bıraktı. Yine düşüncelere dalmışken saatin geç olduğunu anımsadı. En azından karanlık çökmeden eve varmak istediğinden durağa hızlı adımlarla yürüdü. </text:p>
      <text:p text:style-name="P2"/>
      <text:p text:style-name="P2"><text:tab/>Durağa vardığında son otobüse yetişmişti, oturacak bir yer ararken, genç ve güzel bir kadının yanının boş olduğunu fark etti. Nedense tıka basa dolu olan otobüste kimse onun yanına oturmayı tercih etmemişti. Hem bu uzun yolu ayakta tamamlamak istemediğinden hem de zaten <text:soft-page-break/>insanlara uymak istemediğinden güzel kadının yanına oturdu. Ayaktaki yolcuların yargılayıcı bakışlarını hissetmesine rağmen bunu umursamadı.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10T23:49:09.739000000</dc:date>
    <meta:editing-duration>PT3H9M34S</meta:editing-duration>
    <meta:editing-cycles>1</meta:editing-cycles>
    <meta:document-statistic meta:table-count="0" meta:image-count="0" meta:object-count="0" meta:page-count="2" meta:paragraph-count="11" meta:word-count="528" meta:character-count="3863" meta:non-whitespace-character-count="3324"/>
    <meta:generator>LibreOffice/7.4.4.2$Windows_X86_64 LibreOffice_project/85569322deea74ec9134968a29af2df5663baa21</meta:generator>
  </office:meta>
</office:document-meta>
</file>